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ament Dia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Extruder Dia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table:formula="of:=[.B2]^2 / [.B1]^2" office:value-type="float" office:value="0.0522448979591837" calcext:value-type="float">
            <text:p>0.052244897959183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otion</text:p>
          </table:table-cell>
          <table:table-cell table:style-name="ce1" office:value-type="string" calcext:value-type="string">
            <text:p>E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formula="of:=[.B6]/[.A6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45.028" calcext:value-type="float">
            <text:p>145.028</text:p>
          </table:table-cell>
          <table:table-cell office:value-type="float" office:value="5.51199" calcext:value-type="float">
            <text:p>5.51199</text:p>
          </table:table-cell>
          <table:table-cell table:formula="of:=[.B7]/[.A7]" office:value-type="float" office:value="0.0380063849739361" calcext:value-type="float">
            <text:p>0.0380063849739361</text:p>
          </table:table-cell>
        </table:table-row>
        <table:table-row table:style-name="ro1">
          <table:table-cell office:value-type="float" office:value="129.816" calcext:value-type="float">
            <text:p>129.816</text:p>
          </table:table-cell>
          <table:table-cell office:value-type="float" office:value="4.93381" calcext:value-type="float">
            <text:p>4.93381</text:p>
          </table:table-cell>
          <table:table-cell table:formula="of:=[.B8]/[.A8]" office:value-type="float" office:value="0.03800617797498" calcext:value-type="float">
            <text:p>0.03800617797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00:52:33.230616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00:48:50.848758714</meta:creation-date>
    <dc:date>2025-07-22T01:09:32.229710763</dc:date>
    <meta:editing-duration>PT9M49S</meta:editing-duration>
    <meta:editing-cycles>2</meta:editing-cycles>
    <meta:generator>LibreOffice/24.2.7.2$Linux_X86_64 LibreOffice_project/420$Build-2</meta:generator>
    <meta:document-statistic meta:table-count="1" meta:cell-count="17" meta:object-count="0"/>
  </office:meta>
</office:document-meta>
</file>